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Link.sa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Link.AbstractLink( DocumentFactory factory , SiteNode node , String _label , String _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Link.get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nk.get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nk.ge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nk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Link.setLab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Link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nk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nk.getDocu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